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161ed" officeooo:paragraph-rsid="001161ed"/>
    </style:style>
    <style:style style:name="T1" style:family="text">
      <style:text-properties officeooo:rsid="0011f949"/>
    </style:style>
    <style:style style:name="T2" style:family="text">
      <style:text-properties fo:language="en" fo:country="US" officeooo:rsid="0011f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акже отличительной особенностью нашего приложения является наличие системы уведомлений о событиях, происходщих с комнатами и студентами, будь то отчисление студента, истекающий срок договора, освобождение комнаты, и много другое. На данный момент, приходится следить за изменением информации вручную, весь обмен информацией происходит посредством личного взаимодействия между сотрудниками, потому имеет место быть задержки в передаче информации, или сотрудник может случайно забыть передать изменения. Наша система решает эти проблемы. Благодаря системе уведомлений работники деканата и заведующие общежитий смогут оперативно реагировать на возникающие проблемы или приступить к заселению нового студента на освободишееся место. <text:line-break/><text:line-break/><text:span text:style-name="T1">Перед нами стоял вопрос, будем мы делать веб приложение или же десктоп. Так как к нашей системе будут иметь доступ очень ограниченное количество человек, нами было принято решение в целях безопасности сделать дестопное приложения для </text:span><text:span text:style-name="T2">windows. </text:span><text:span text:style-name="T1">Для этого мы использовали язык программирования </text:span><text:span text:style-name="T2">c# </text:span><text:span text:style-name="T1">и фреймворки к нему, такие как </text:span><text:span text:style-name="T2">wpf </text:span><text:span text:style-name="T1">и базу данных </text:span><text:span text:style-name="T2">postgreSQL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1:54:20.430000000</meta:creation-date>
    <dc:date>2023-12-13T02:23:14.373000000</dc:date>
    <meta:editing-duration>PT28M53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43" meta:character-count="1086" meta:non-whitespace-character-count="942"/>
  </office:meta>
</office:document-meta>
</file>